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Normal">This program keeps asking the user for numbers, adds them up, and stops when the user enters 0, printing the total sum at the end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58:00Z</dc:date>
    <meta:template xlink:href="Normal" xlink:type="simple"/>
    <meta:editing-cycles>19</meta:editing-cycles>
    <meta:editing-duration>PT1440S</meta:editing-duration>
    <meta:document-statistic meta:page-count="6" meta:paragraph-count="11" meta:word-count="868" meta:character-count="5806" meta:row-count="41" meta:non-whitespace-character-count="4949"/>
  </office:meta>
</office:document-meta>
</file>